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75e" officeooo:paragraph-rsid="000d475e"/>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d475e" officeooo:paragraph-rsid="000d475e"/>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f2495" officeooo:paragraph-rsid="000f2495"/>
    </style:style>
    <style:style style:name="P4" style:family="paragraph" style:parent-style-name="Standard">
      <style:paragraph-properties fo:text-align="start" style:justify-single-word="false"/>
      <style:text-properties style:text-underline-style="none" officeooo:rsid="000f2495" officeooo:paragraph-rsid="000f2495"/>
    </style:style>
    <style:style style:name="P5" style:family="paragraph" style:parent-style-name="Standard" style:list-style-name="L2">
      <style:paragraph-properties fo:text-align="start" style:justify-single-word="false"/>
      <style:text-properties style:text-underline-style="none" officeooo:rsid="000f2495" officeooo:paragraph-rsid="000f2495"/>
    </style:style>
    <style:style style:name="P6" style:family="paragraph" style:parent-style-name="Standard" style:list-style-name="L3">
      <style:paragraph-properties fo:text-align="start" style:justify-single-word="false"/>
      <style:text-properties style:text-underline-style="none" officeooo:rsid="000f2add" officeooo:paragraph-rsid="000f2add"/>
    </style:style>
    <style:style style:name="P7"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d475e" officeooo:paragraph-rsid="000d475e" style:font-size-asian="28pt" style:font-weight-asian="bold" style:font-size-complex="28pt" style:font-weight-complex="bold"/>
    </style:style>
    <style:style style:name="P8" style:family="paragraph" style:parent-style-name="Standard">
      <style:paragraph-properties fo:text-align="start" style:justify-single-word="false"/>
      <style:text-properties fo:font-style="normal" style:text-underline-style="none" officeooo:rsid="00107d39" officeooo:paragraph-rsid="00107d39" style:font-style-asian="normal" style:font-style-complex="normal"/>
    </style:style>
    <style:style style:name="T1" style:family="text">
      <style:text-properties officeooo:rsid="000f2495"/>
    </style:style>
    <style:style style:name="T2" style:family="text">
      <style:text-properties officeooo:rsid="000f2add"/>
    </style:style>
    <style:style style:name="T3" style:family="text">
      <style:text-properties officeooo:rsid="00107d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e Calculs de Cycles <text:span text:style-name="T1">de protection pour r</text:span>éseaux</text:p>
      <text:p text:style-name="P1">Léo Andéol</text:p>
      <text:p text:style-name="P1">Lothair Kizardjian</text:p>
      <text:p text:style-name="P1">Cyril Govin</text:p>
      <text:p text:style-name="P1">Guillaume Chafiol</text:p>
      <text:p text:style-name="P1"/>
      <text:p text:style-name="P7">Cahier des charges <text:span text:style-name="T3">A TRADUIRE</text:span></text:p>
      <text:p text:style-name="P2"/>
      <text:p text:style-name="P4">Dans les réseaux d'aujourd’hui, la protection des communication contre les failles est une question importante. Une technique habituelle est le calcul des routes de secours pour contourner les éléments défaillants. C'est pourquoi le calcul des ensembles de cycles nous intéresse. </text:p>
      <text:p text:style-name="P4"/>
      <text:p text:style-name="P3">Objectif<text:span text:style-name="T2">s</text:span> :</text:p>
      <text:list xml:id="list3662505673851305686" text:style-name="L2">
        <text:list-item>
          <text:p text:style-name="P5">Générer des sous ensembles de cyles indépendants dans le graphe</text:p>
        </text:list-item>
        <text:list-item>
          <text:p text:style-name="P5">Générer des routes (chemins ou arbres)</text:p>
        </text:list-item>
        <text:list-item>
          <text:p text:style-name="P5">Mesurer l’éfficacité d’un ensemble de cycles par rapport à l’ensemble des routes</text:p>
        </text:list-item>
        <text:list-item>
          <text:p text:style-name="P5">Prendre en compte des limitations réelles telles que :</text:p>
        </text:list-item>
      </text:list>
      <text:list xml:id="list7340515044547433330" text:style-name="L3">
        <text:list-item>
          <text:list>
            <text:list-item>
              <text:list>
                <text:list-item>
                  <text:p text:style-name="P6">Routeurs multicast &amp; unicast</text:p>
                </text:list-item>
                <text:list-item>
                  <text:p text:style-name="P6">Limitations du nombre d’entrées/sorties par routeur, donc limitation du degré du noeud.</text:p>
                </text:list-item>
              </text:list>
            </text:list-item>
          </text:list>
        </text:list-item>
      </text:list>
      <text:p text:style-name="P4"/>
      <text:p text:style-name="P8"/>
      <text:p text:style-name="P4">Dans ce projet on attend:</text:p>
      <text:p text:style-name="P4">-la création et la manipulation des graphes</text:p>
      <text:p text:style-name="P4">-le calcul des chemins et des arbres dans les graphes</text:p>
      <text:p text:style-name="P4">-le calcul des ensembles de cycles</text:p>
      <text:p text:style-name="P4">-la visualisation des calculs</text:p>
      <text:p text:style-name="P4">-le calcul des mesures sur la performance des protections cycliques.</text:p>
      <text:p text:style-name="P4"/>
      <text:p text:style-name="P4">Le langage de programmation est libre et des bibliothèques peuvent (doivent) être utilis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55:35.792196830</meta:creation-date>
    <dc:date>2016-11-06T19:53:19.966801021</dc:date>
    <meta:editing-duration>PT5H41M52S</meta:editing-duration>
    <meta:editing-cycles>2</meta:editing-cycles>
    <meta:generator>LibreOffice/5.2.3.3$Linux_X86_64 LibreOffice_project/20m0$Build-3</meta:generator>
    <meta:document-statistic meta:table-count="0" meta:image-count="0" meta:object-count="0" meta:page-count="1" meta:paragraph-count="21" meta:word-count="177" meta:character-count="1131" meta:non-whitespace-character-count="980"/>
  </office:meta>
</office:document-meta>
</file>